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Synthetic Data Simulation Engine — Controlled Environment Stress &amp; Intelligence Testing Framework</text:span>.</text:p>
      <text:p text:style-name="Text_20_body">This engine is critical because:</text:p>
      <text:list text:style-name="L22">
        <text:list-item>
          <text:p text:style-name="P25">You cannot test real institutes during early development</text:p>
        </text:list-item>
        <text:list-item>
          <text:p text:style-name="P25">You must validate Risk Engine logic before calibration push</text:p>
        </text:list-item>
        <text:list-item>
          <text:p text:style-name="P25">You must benchmark load safely</text:p>
        </text:list-item>
        <text:list-item>
          <text:p text:style-name="P25">You must simulate archive cycles</text:p>
        </text:list-item>
        <text:list-item>
          <text:p text:style-name="P25">You must test vendor intelligence without real data</text:p>
        </text:list-item>
      </text:list>
      <text:p text:style-name="Text_20_body">This engine must:</text:p>
      <text:list text:style-name="L23">
        <text:list-item>
          <text:p text:style-name="P26">Generate realistic student behavior</text:p>
        </text:list-item>
        <text:list-item>
          <text:p text:style-name="P26">Generate realistic session patterns</text:p>
        </text:list-item>
        <text:list-item>
          <text:p text:style-name="P26">Simulate full academic year lifecycle</text:p>
        </text:list-item>
        <text:list-item>
          <text:p text:style-name="P26">Simulate load spikes</text:p>
        </text:list-item>
        <text:list-item>
          <text:p text:style-name="P26">Never contaminate production data</text:p>
        </text:list-item>
      </text:list>
      <text:p text:style-name="Horizontal_20_Line"/>
      <text:h text:style-name="Heading_20_1" text:outline-level="1">🧠 CORE DESIGN PRINCIPLES</text:h>
      <text:list text:style-name="L24">
        <text:list-item>
          <text:p text:style-name="P27">Synthetic data must look statistically real</text:p>
        </text:list-item>
        <text:list-item>
          <text:p text:style-name="P27">Must respect your full engine logic</text:p>
        </text:list-item>
        <text:list-item>
          <text:p text:style-name="P27">Must support risk cluster generation</text:p>
        </text:list-item>
        <text:list-item>
          <text:p text:style-name="P27">Must simulate timing &amp; phase adherence</text:p>
        </text:list-item>
        <text:list-item>
          <text:p text:style-name="P27">Must produce aggregated metrics</text:p>
        </text:list-item>
        <text:list-item>
          <text:p text:style-name="P27">Must be completely isolated from real institutes</text:p>
        </text:list-item>
        <text:list-item>
          <text:p text:style-name="P27">Must support multi-institute simulation</text:p>
        </text:list-item>
      </text:list>
      <text:p text:style-name="Horizontal_20_Line"/>
      <text:h text:style-name="Heading_20_1" text:outline-level="1">🏗 ENGINE ARCHITECTURE OVERVIEW</text:h>
      <text:p text:style-name="Text_20_body">Vendor-only system:</text:p>
      <text:p text:style-name="P1"><text:span text:style-name="Source_20_Text">vendor/simulationEngine/</text:span></text:p>
      <text:p text:style-name="Text_20_body">Submodules:</text:p>
      <text:p text:style-name="Preformatted_20_Text"><text:span text:style-name="Source_20_Text">studentSimulator</text:span></text:p>
      <text:p text:style-name="Preformatted_20_Text"><text:span text:style-name="Source_20_Text">riskSimulator</text:span></text:p>
      <text:p text:style-name="Preformatted_20_Text"><text:span text:style-name="Source_20_Text">archiveSimulator</text:span></text:p>
      <text:p text:style-name="Preformatted_20_Text"><text:soft-page-break/><text:span text:style-name="Source_20_Text">loadSimulator</text:span></text:p>
      <text:p text:style-name="P1"><text:span text:style-name="Source_20_Text">reporting</text:span></text:p>
      <text:p text:style-name="Text_20_body">Each module generates data into a sandbox institute namespace:</text:p>
      <text:p text:style-name="P1"><text:span text:style-name="Source_20_Text">institutes/sim_{id}/</text:span></text:p>
      <text:p text:style-name="Text_20_body">Never mix with production.</text:p>
      <text:p text:style-name="Horizontal_20_Line"/>
      <text:h text:style-name="Heading_20_1" text:outline-level="1">1️⃣ STUDENT SIMULATION ENGINE</text:h>
      <text:h text:style-name="Heading_20_2" text:outline-level="2">🎯 Purpose</text:h>
      <text:p text:style-name="Text_20_body">Simulate realistic student behavior across tests.</text:p>
      <text:p text:style-name="Horizontal_20_Line"/>
      <text:h text:style-name="Heading_20_2" text:outline-level="2">A. Student Profile Generator</text:h>
      <text:p text:style-name="Text_20_body">Generate:</text:p>
      <text:p text:style-name="Preformatted_20_Text"><text:span text:style-name="Source_20_Text">{</text:span></text:p>
      <text:p text:style-name="Preformatted_20_Text"><text:span text:style-name="Source_20_Text"><text:s text:c="2"/>studentId,</text:span></text:p>
      <text:p text:style-name="Preformatted_20_Text"><text:span text:style-name="Source_20_Text"><text:s text:c="2"/>baselineAbility: 0–1,</text:span></text:p>
      <text:p text:style-name="Preformatted_20_Text"><text:span text:style-name="Source_20_Text"><text:s text:c="2"/>disciplineProfile: 0–1,</text:span></text:p>
      <text:p text:style-name="Preformatted_20_Text"><text:span text:style-name="Source_20_Text"><text:s text:c="2"/>impulsivenessScore: 0–1,</text:span></text:p>
      <text:p text:style-name="Preformatted_20_Text"><text:span text:style-name="Source_20_Text"><text:s text:c="2"/>overconfidenceScore: 0–1,</text:span></text:p>
      <text:p text:style-name="Preformatted_20_Text"><text:span text:style-name="Source_20_Text"><text:s text:c="2"/>fatigueFactor: 0–1,</text:span></text:p>
      <text:p text:style-name="Preformatted_20_Text"><text:span text:style-name="Source_20_Text"><text:s text:c="2"/>topicStrengthMap: {</text:span></text:p>
      <text:p text:style-name="Preformatted_20_Text"><text:span text:style-name="Source_20_Text"><text:s text:c="4"/>kinematics: 0.8,</text:span></text:p>
      <text:p text:style-name="Preformatted_20_Text"><text:span text:style-name="Source_20_Text"><text:s text:c="4"/>calculus: 0.4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B. Test Attempt Simulator</text:h>
      <text:p text:style-name="Text_20_body">For each synthetic student:</text:p>
      <text:list text:style-name="L25">
        <text:list-item>
          <text:p text:style-name="P28">Select template</text:p>
        </text:list-item>
        <text:list-item>
          <text:p text:style-name="P28">Generate question-level behavior</text:p>
        </text:list-item>
        <text:list-item>
          <text:p text:style-name="P28">Simulate:</text:p>
        </text:list-item>
      </text:list>
      <text:list text:style-name="L26">
        <text:list-item>
          <text:p text:style-name="P29">Time spent per question</text:p>
        </text:list-item>
        <text:list-item>
          <text:p text:style-name="P29">Correct/incorrect</text:p>
        </text:list-item>
        <text:list-item>
          <text:p text:style-name="P29">Skip pattern</text:p>
        </text:list-item>
        <text:list-item>
          <text:p text:style-name="P29">Phase drift</text:p>
        </text:list-item>
        <text:list-item>
          <text:p text:style-name="P29">Guess probability</text:p>
        </text:list-item>
      </text:list>
      <text:p text:style-name="Text_20_body"><text:soft-page-break/>Output synthetic session:</text:p>
      <text:p text:style-name="Preformatted_20_Text"><text:span text:style-name="Source_20_Text">{</text:span></text:p>
      <text:p text:style-name="Preformatted_20_Text"><text:span text:style-name="Source_20_Text"><text:s text:c="2"/>answers: [],</text:span></text:p>
      <text:p text:style-name="Preformatted_20_Text"><text:span text:style-name="Source_20_Text"><text:s text:c="2"/>timePerQuestion: [],</text:span></text:p>
      <text:p text:style-name="Preformatted_20_Text"><text:span text:style-name="Source_20_Text"><text:s text:c="2"/>phaseTransitions: [],</text:span></text:p>
      <text:p text:style-name="Preformatted_20_Text"><text:span text:style-name="Source_20_Text"><text:s text:c="2"/>violations: []</text:span></text:p>
      <text:p text:style-name="P1"><text:span text:style-name="Source_20_Text">}</text:span></text:p>
      <text:p text:style-name="Horizontal_20_Line"/>
      <text:h text:style-name="Heading_20_2" text:outline-level="2">C. Session Write Simulation</text:h>
      <text:p text:style-name="Text_20_body">Store:</text:p>
      <text:p text:style-name="P1"><text:span text:style-name="Source_20_Text">runs/{runId}/sessions/{sessionId}</text:span></text:p>
      <text:p text:style-name="Text_20_body">With full realistic structure.</text:p>
      <text:p text:style-name="Text_20_body">This allows testing:</text:p>
      <text:list text:style-name="L27">
        <text:list-item>
          <text:p text:style-name="P30">Risk engine</text:p>
        </text:list-item>
        <text:list-item>
          <text:p text:style-name="P30">Pattern engine</text:p>
        </text:list-item>
        <text:list-item>
          <text:p text:style-name="P30">Analytics engine</text:p>
        </text:list-item>
      </text:list>
      <text:p text:style-name="Horizontal_20_Line"/>
      <text:h text:style-name="Heading_20_1" text:outline-level="1">2️⃣ RISK CLUSTER SIMULATION</text:h>
      <text:h text:style-name="Heading_20_2" text:outline-level="2">🎯 Purpose</text:h>
      <text:p text:style-name="Text_20_body">Validate risk engine calibration.</text:p>
      <text:p text:style-name="Horizontal_20_Line"/>
      <text:h text:style-name="Heading_20_2" text:outline-level="2">A. Generate Predefined Risk Profiles</text:h>
      <text:p text:style-name="Text_20_body">Simulate students belonging to:</text:p>
      <text:list text:style-name="L28">
        <text:list-item>
          <text:p text:style-name="P31">Stable</text:p>
        </text:list-item>
        <text:list-item>
          <text:p text:style-name="P31">Drift-Prone</text:p>
        </text:list-item>
        <text:list-item>
          <text:p text:style-name="P31">Impulsive</text:p>
        </text:list-item>
        <text:list-item>
          <text:p text:style-name="P31">Overextended</text:p>
        </text:list-item>
        <text:list-item>
          <text:p text:style-name="P31">Volatile</text:p>
        </text:list-item>
      </text:list>
      <text:p text:style-name="Text_20_body">Each cluster defined by parameter weight bias.</text:p>
      <text:p text:style-name="Horizontal_20_Line"/>
      <text:h text:style-name="Heading_20_2" text:outline-level="2"><text:soft-page-break/>B. Risk Score Formula Injection</text:h>
      <text:p text:style-name="Text_20_body">Use real Risk Engine weights:</text:p>
      <text:p text:style-name="P1"><text:span text:style-name="Source_20_Text">riskScore = weightedSum(...)</text:span></text:p>
      <text:p text:style-name="Text_20_body">Simulate varying weight configurations.</text:p>
      <text:p text:style-name="Text_20_body">Compare:</text:p>
      <text:list text:style-name="L29">
        <text:list-item>
          <text:p text:style-name="P32">Cluster classification change</text:p>
        </text:list-item>
        <text:list-item>
          <text:p text:style-name="P32">Discipline index shift</text:p>
        </text:list-item>
        <text:list-item>
          <text:p text:style-name="P32">Controlled mode delta</text:p>
        </text:list-item>
      </text:list>
      <text:p text:style-name="Horizontal_20_Line"/>
      <text:h text:style-name="Heading_20_2" text:outline-level="2">C. Cluster Distribution Validation</text:h>
      <text:p text:style-name="Text_20_body">Generate:</text:p>
      <text:list text:style-name="L30">
        <text:list-item>
          <text:p text:style-name="P33">100 students</text:p>
        </text:list-item>
        <text:list-item>
          <text:p text:style-name="P33">500 students</text:p>
        </text:list-item>
        <text:list-item>
          <text:p text:style-name="P33">5,000 students</text:p>
        </text:list-item>
      </text:list>
      <text:p text:style-name="Text_20_body">Validate:</text:p>
      <text:list text:style-name="L31">
        <text:list-item>
          <text:p text:style-name="P34">Cluster distribution</text:p>
        </text:list-item>
        <text:list-item>
          <text:p text:style-name="P34">False positives</text:p>
        </text:list-item>
        <text:list-item>
          <text:p text:style-name="P34">False negatives</text:p>
        </text:list-item>
      </text:list>
      <text:p text:style-name="Text_20_body">Output:</text:p>
      <text:p text:style-name="P1"><text:span text:style-name="Source_20_Text">vendor/simulationReports/{reportId}</text:span></text:p>
      <text:p text:style-name="Horizontal_20_Line"/>
      <text:h text:style-name="Heading_20_1" text:outline-level="1">3️⃣ ARCHIVE SIMULATION ENGINE</text:h>
      <text:h text:style-name="Heading_20_2" text:outline-level="2">🎯 Purpose</text:h>
      <text:p text:style-name="Text_20_body">Validate HOT–WARM–COLD transitions safely.</text:p>
      <text:p text:style-name="Horizontal_20_Line"/>
      <text:h text:style-name="Heading_20_2" text:outline-level="2">A. Simulate Academic Year Completion</text:h>
      <text:list text:style-name="L32">
        <text:list-item>
          <text:p text:style-name="P35">Generate:</text:p>
          <text:list>
            <text:list-item>
              <text:p text:style-name="P35">50 runs</text:p>
            </text:list-item>
            <text:list-item>
              <text:p text:style-name="P35">500 students</text:p>
            </text:list-item>
          </text:list>
        </text:list-item>
        <text:list-item>
          <text:p text:style-name="P35"><text:soft-page-break/>Generate studentYearMetrics</text:p>
        </text:list-item>
        <text:list-item>
          <text:p text:style-name="P35">Generate runAnalytics</text:p>
        </text:list-item>
        <text:list-item>
          <text:p text:style-name="P35">Trigger simulated archive</text:p>
        </text:list-item>
      </text:list>
      <text:p text:style-name="Horizontal_20_Line"/>
      <text:h text:style-name="Heading_20_2" text:outline-level="2">B. Simulated Archive Flow</text:h>
      <text:list text:style-name="L33">
        <text:list-item>
          <text:p text:style-name="P36">Move sessions to simulated BigQuery table</text:p>
        </text:list-item>
        <text:list-item>
          <text:p text:style-name="P36">Generate governance snapshot</text:p>
        </text:list-item>
        <text:list-item>
          <text:p text:style-name="P36">Reset studentYearMetrics</text:p>
        </text:list-item>
        <text:list-item>
          <text:p text:style-name="P36">Validate archive integrity</text:p>
        </text:list-item>
      </text:list>
      <text:p text:style-name="Horizontal_20_Line"/>
      <text:h text:style-name="Heading_20_2" text:outline-level="2">C. Validation Checks</text:h>
      <text:list text:style-name="L34">
        <text:list-item>
          <text:p text:style-name="P37">No missing sessions</text:p>
        </text:list-item>
        <text:list-item>
          <text:p text:style-name="P37">No broken references</text:p>
        </text:list-item>
        <text:list-item>
          <text:p text:style-name="P37">Governance snapshot matches aggregated values</text:p>
        </text:list-item>
        <text:list-item>
          <text:p text:style-name="P37">Cold partition intact</text:p>
        </text:list-item>
      </text:list>
      <text:p text:style-name="Horizontal_20_Line"/>
      <text:h text:style-name="Heading_20_1" text:outline-level="1">4️⃣ LOAD TEST GENERATION</text:h>
      <text:h text:style-name="Heading_20_2" text:outline-level="2">🎯 Purpose</text:h>
      <text:p text:style-name="Text_20_body">Generate high concurrency synthetic load.</text:p>
      <text:p text:style-name="Horizontal_20_Line"/>
      <text:h text:style-name="Heading_20_2" text:outline-level="2">A. Session Burst Generator</text:h>
      <text:p text:style-name="Text_20_body">Simulate:</text:p>
      <text:list text:style-name="L35">
        <text:list-item>
          <text:p text:style-name="P38">2,000 concurrent session starts</text:p>
        </text:list-item>
        <text:list-item>
          <text:p text:style-name="P38">5,000 concurrent submissions</text:p>
        </text:list-item>
      </text:list>
      <text:p text:style-name="Text_20_body">Use:</text:p>
      <text:p text:style-name="Text_20_body">Cloud Task scheduler or load script.</text:p>
      <text:p text:style-name="Horizontal_20_Line"/>
      <text:h text:style-name="Heading_20_2" text:outline-level="2"><text:soft-page-break/>B. Write Burst Simulation</text:h>
      <text:p text:style-name="Text_20_body">Generate:</text:p>
      <text:list text:style-name="L36">
        <text:list-item>
          <text:p text:style-name="P39">10,000 write operations/minute</text:p>
        </text:list-item>
        <text:list-item>
          <text:p text:style-name="P39">Sharded counter stress</text:p>
        </text:list-item>
      </text:list>
      <text:p text:style-name="Text_20_body">Measure:</text:p>
      <text:list text:style-name="L37">
        <text:list-item>
          <text:p text:style-name="P40">Write latency</text:p>
        </text:list-item>
        <text:list-item>
          <text:p text:style-name="P40">Error rate</text:p>
        </text:list-item>
        <text:list-item>
          <text:p text:style-name="P40">Contention</text:p>
        </text:list-item>
      </text:list>
      <text:p text:style-name="Horizontal_20_Line"/>
      <text:h text:style-name="Heading_20_2" text:outline-level="2">C. Dashboard Read Simulation</text:h>
      <text:p text:style-name="Text_20_body">Simulate:</text:p>
      <text:list text:style-name="L38">
        <text:list-item>
          <text:p text:style-name="P41">500 admin dashboard loads</text:p>
        </text:list-item>
        <text:list-item>
          <text:p text:style-name="P41">500 analytics page loads</text:p>
        </text:list-item>
      </text:list>
      <text:p text:style-name="Text_20_body">Validate read cost.</text:p>
      <text:p text:style-name="Horizontal_20_Line"/>
      <text:h text:style-name="Heading_20_1" text:outline-level="1">5️⃣ SIMULATION CONTROL PANEL (Vendor Dashboard)</text:h>
      <text:p text:style-name="Text_20_body">Under:</text:p>
      <text:p text:style-name="P1"><text:span text:style-name="Source_20_Text">/vendor/calibration → Simulation Mode</text:span></text:p>
      <text:p text:style-name="Text_20_body">UI options:</text:p>
      <text:list text:style-name="L39">
        <text:list-item>
          <text:p text:style-name="P42">Select institute count</text:p>
        </text:list-item>
        <text:list-item>
          <text:p text:style-name="P42">Select student count</text:p>
        </text:list-item>
        <text:list-item>
          <text:p text:style-name="P42">Select risk distribution bias</text:p>
        </text:list-item>
        <text:list-item>
          <text:p text:style-name="P42">Select difficulty distribution</text:p>
        </text:list-item>
        <text:list-item>
          <text:p text:style-name="P42">Select timing aggressiveness</text:p>
        </text:list-item>
        <text:list-item>
          <text:p text:style-name="P42">Select archive simulation toggle</text:p>
        </text:list-item>
        <text:list-item>
          <text:p text:style-name="P42">Select load intensity</text:p>
        </text:list-item>
        <text:list-item>
          <text:p text:style-name="P42">Run simulation</text:p>
        </text:list-item>
      </text:list>
      <text:p text:style-name="Text_20_body">Output:</text:p>
      <text:list text:style-name="L40">
        <text:list-item>
          <text:p text:style-name="P43">Risk cluster comparison chart</text:p>
        </text:list-item>
        <text:list-item>
          <text:p text:style-name="P43"><text:soft-page-break/>Discipline index histogram</text:p>
        </text:list-item>
        <text:list-item>
          <text:p text:style-name="P43">Submission latency graph</text:p>
        </text:list-item>
        <text:list-item>
          <text:p text:style-name="P43">Load graph</text:p>
        </text:list-item>
        <text:list-item>
          <text:p text:style-name="P43">Archive integrity report</text:p>
        </text:list-item>
      </text:list>
      <text:p text:style-name="Horizontal_20_Line"/>
      <text:h text:style-name="Heading_20_1" text:outline-level="1">6️⃣ VERSIONED SIMULATION MODEL</text:h>
      <text:p text:style-name="Text_20_body">Each simulation stores:</text:p>
      <text:p text:style-name="Preformatted_20_Text"><text:span text:style-name="Source_20_Text">{</text:span></text:p>
      <text:p text:style-name="Preformatted_20_Text"><text:span text:style-name="Source_20_Text"><text:s text:c="2"/>simulationVersion,</text:span></text:p>
      <text:p text:style-name="Preformatted_20_Text"><text:span text:style-name="Source_20_Text"><text:s text:c="2"/>calibrationVersion,</text:span></text:p>
      <text:p text:style-name="Preformatted_20_Text"><text:span text:style-name="Source_20_Text"><text:s text:c="2"/>riskModelVersion,</text:span></text:p>
      <text:p text:style-name="Preformatted_20_Text"><text:span text:style-name="Source_20_Text"><text:s text:c="2"/>parameterSnapshot,</text:span></text:p>
      <text:p text:style-name="Preformatted_20_Text"><text:span text:style-name="Source_20_Text"><text:s text:c="2"/>runCount,</text:span></text:p>
      <text:p text:style-name="Preformatted_20_Text"><text:span text:style-name="Source_20_Text"><text:s text:c="2"/>studentCount,</text:span></text:p>
      <text:p text:style-name="Preformatted_20_Text"><text:span text:style-name="Source_20_Text"><text:s text:c="2"/>outputMetrics</text:span></text:p>
      <text:p text:style-name="P1"><text:span text:style-name="Source_20_Text">}</text:span></text:p>
      <text:p text:style-name="Text_20_body">Allows:</text:p>
      <text:p text:style-name="Text_20_body">Before/after calibration comparison.</text:p>
      <text:p text:style-name="Horizontal_20_Line"/>
      <text:h text:style-name="Heading_20_1" text:outline-level="1">7️⃣ ISOLATION SAFETY RULES</text:h>
      <text:p text:style-name="Text_20_body">Simulation must:</text:p>
      <text:list text:style-name="L41">
        <text:list-item>
          <text:p text:style-name="P44">Run only in dev or staging</text:p>
        </text:list-item>
        <text:list-item>
          <text:p text:style-name="P44">Use <text:span text:style-name="Source_20_Text">sim_</text:span> prefix institute IDs</text:p>
        </text:list-item>
        <text:list-item>
          <text:p text:style-name="P44">Never affect production metrics</text:p>
        </text:list-item>
        <text:list-item>
          <text:p text:style-name="P44">Never increment billing counters</text:p>
        </text:list-item>
        <text:list-item>
          <text:p text:style-name="P44">Never send emails</text:p>
        </text:list-item>
        <text:list-item>
          <text:p text:style-name="P44">Never trigger AI summaries</text:p>
        </text:list-item>
        <text:list-item>
          <text:p text:style-name="P44">Never create real Stripe charges</text:p>
        </text:list-item>
      </text:list>
      <text:p text:style-name="Horizontal_20_Line"/>
      <text:h text:style-name="Heading_20_1" text:outline-level="1">8️⃣ INTELLIGENCE VALIDATION</text:h>
      <text:p text:style-name="Text_20_body">Simulation engine must validate:</text:p>
      <text:list text:style-name="L42">
        <text:list-item>
          <text:p text:style-name="P45">Pattern detection accuracy</text:p>
        </text:list-item>
        <text:list-item>
          <text:p text:style-name="P45">Risk cluster stability</text:p>
        </text:list-item>
        <text:list-item>
          <text:p text:style-name="P45"><text:soft-page-break/>Phase adherence variance</text:p>
        </text:list-item>
        <text:list-item>
          <text:p text:style-name="P45">Controlled mode improvement</text:p>
        </text:list-item>
        <text:list-item>
          <text:p text:style-name="P45">Stability index drift</text:p>
        </text:list-item>
      </text:list>
      <text:p text:style-name="Text_20_body">Allows vendor to refine model before rollout.</text:p>
      <text:p text:style-name="Horizontal_20_Line"/>
      <text:h text:style-name="Heading_20_1" text:outline-level="1">9️⃣ COST SAFETY</text:h>
      <text:p text:style-name="Text_20_body">Simulation must:</text:p>
      <text:list text:style-name="L43">
        <text:list-item>
          <text:p text:style-name="P46">Disable AI calls</text:p>
        </text:list-item>
        <text:list-item>
          <text:p text:style-name="P46">Disable email</text:p>
        </text:list-item>
        <text:list-item>
          <text:p text:style-name="P46">Disable PDF generation</text:p>
        </text:list-item>
        <text:list-item>
          <text:p text:style-name="P46">Disable Stripe</text:p>
        </text:list-item>
      </text:list>
      <text:p text:style-name="Text_20_body">Optionally:</text:p>
      <text:p text:style-name="Text_20_body">Use emulator for Firestore during heavy simulation.</text:p>
      <text:p text:style-name="Horizontal_20_Line"/>
      <text:h text:style-name="Heading_20_1" text:outline-level="1">🔟 USE CASES</text:h>
      <text:p text:style-name="Text_20_body">You will use simulation for:</text:p>
      <text:list text:style-name="L44">
        <text:list-item>
          <text:p text:style-name="P47">Initial development testing</text:p>
        </text:list-item>
        <text:list-item>
          <text:p text:style-name="P47">Risk weight tuning</text:p>
        </text:list-item>
        <text:list-item>
          <text:p text:style-name="P47">Calibration preview</text:p>
        </text:list-item>
        <text:list-item>
          <text:p text:style-name="P47">Performance benchmarking</text:p>
        </text:list-item>
        <text:list-item>
          <text:p text:style-name="P47">Archive validation</text:p>
        </text:list-item>
        <text:list-item>
          <text:p text:style-name="P47">Investor demo</text:p>
        </text:list-item>
        <text:list-item>
          <text:p text:style-name="P47">Sales demo</text:p>
        </text:list-item>
      </text:list>
      <text:p text:style-name="Horizontal_20_Line"/>
      <text:h text:style-name="Heading_20_1" text:outline-level="1">11️⃣ ADVANCED FEATURE (FUTURE)</text:h>
      <text:p text:style-name="Text_20_body">Monte Carlo simulation:</text:p>
      <text:p text:style-name="Text_20_body">Simulate:</text:p>
      <text:list text:style-name="L45">
        <text:list-item>
          <text:p text:style-name="P48">10,000 possible parameter combinations</text:p>
        </text:list-item>
        <text:list-item>
          <text:p text:style-name="P48">Select optimal calibration version</text:p>
        </text:list-item>
      </text:list>
      <text:p text:style-name="Text_20_body"><text:soft-page-break/>Advanced vendor intelligence layer.</text:p>
      <text:p text:style-name="Horizontal_20_Line"/>
      <text:h text:style-name="Heading_20_1" text:outline-level="1">🎯 FINAL SYNTHETIC DATA SIMULATION SUMMARY</text:h>
      <text:p text:style-name="Text_20_body">You now have:</text:p>
      <text:p text:style-name="Text_20_body">✔ Student behavior simulator<text:line-break/>✔ Risk cluster generator<text:line-break/>✔ Session-level simulation<text:line-break/>✔ Archive transition simulator<text:line-break/>✔ Load stress simulator<text:line-break/>✔ Calibration impact preview<text:line-break/>✔ Vendor simulation control panel<text:line-break/>✔ Versioned simulation model<text:line-break/>✔ Isolation safety enforcement<text:line-break/>✔ Intelligence validation framework</text:p>
      <text:p text:style-name="Text_20_body">This engine makes your platform:</text:p>
      <text:list text:style-name="L46">
        <text:list-item>
          <text:p text:style-name="P49">Safer</text:p>
        </text:list-item>
        <text:list-item>
          <text:p text:style-name="P49">More precise</text:p>
        </text:list-item>
        <text:list-item>
          <text:p text:style-name="P49">Scientifically tunable</text:p>
        </text:list-item>
        <text:list-item>
          <text:p text:style-name="P49">Enterprise-grade</text:p>
        </text:list-item>
      </text:list>
      <text:p text:style-name="Horizontal_20_Line"/>
      <text:p text:style-name="Text_20_body">At this point, your blueprint is structurally complete.</text:p>
      <text:p text:style-name="Text_20_body">The final missing artifact is:</text:p>
      <text:p text:style-name="Text_20_body">🔄 <text:span text:style-name="Strong_20_Emphasis">Unified System Event &amp; Trigger Topology Map (Complete Cloud Function &amp; Lifecycle Graph)</text:span></text:p>
      <text:p text:style-name="Text_20_body">This will tie together:</text:p>
      <text:p text:style-name="Text_20_body">Upload → Template → Assignment → Session → Submission → Analytics → Risk → Pattern → Insights → Governance → Calibration → Billing → Archive → Audit → Simulation</text:p>
      <text:p text:style-name="Text_20_body">Shall we build that final master system topology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21:55:20.524537634</dc:date>
    <meta:editing-duration>PT17M37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9" meta:paragraph-count="232" meta:word-count="894" meta:character-count="5964" meta:non-whitespace-character-count="5369"/>
  </office:meta>
</office:document-meta>
</file>